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1.06pt"/>
    </style:style>
    <style:style style:name="co2" style:family="table-column">
      <style:table-column-properties fo:break-before="auto" style:column-width="84.84pt"/>
    </style:style>
    <style:style style:name="co3" style:family="table-column">
      <style:table-column-properties fo:break-before="auto" style:column-width="112.56pt"/>
    </style:style>
    <style:style style:name="co4" style:family="table-column">
      <style:table-column-properties fo:break-before="auto" style:column-width="319.4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'localhost:5000'</text:p>
          </table:table-cell>
          <table:table-cell office:value-type="string" calcext:value-type="string">
            <text:p>Domain name of the server where crumby is installe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LALCHEMY_DATABASE_URI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‘sqlite:///~/crumby.db’</text:p>
          </table:table-cell>
          <table:table-cell office:value-type="string" calcext:value-type="string">
            <text:p>SQL Database URL, follows the SQLAlchemy syntax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IP2_DATABASE_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‘~/GeoLite2-City.mmdb’</text:p>
          </table:table-cell>
          <table:table-cell office:value-type="string" calcext:value-type="string">
            <text:p>Absolute path to the GeoIP databas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RET_KE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sed to encrypt things. Must be set for SSL/TL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SSION_COOKIE_SECUR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ntrols if the cookie should be set with the secure flag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XY_COUNT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 of proxy server hops to remove when finding clients IP addres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DOMAIN_ORIGIN</text:p>
          </table:table-cell>
          <table:table-cell office:value-type="string" calcext:value-type="string">
            <text:p>str or&lt;br&gt;iterable</text:p>
          </table:table-cell>
          <table:table-cell office:value-type="string" calcext:value-type="string">
            <text:p>‘*’</text:p>
          </table:table-cell>
          <table:table-cell office:value-type="string" calcext:value-type="string">
            <text:p>URL(s) permitted to access the crumby API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LALCHEMY_TRACK_MODIFICATION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ack modifications of objects and emit signal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nable/disable Flask debug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LALCHEMY_ECHO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Log all the statements issued to stderr.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0:41:35.044882000</meta:creation-date>
    <meta:generator>LibreOffice/5.2.3.3$MacOSX_X86_64 LibreOffice_project/d54a8868f08a7b39642414cf2c8ef2f228f780cf</meta:generator>
    <dc:date>2017-08-12T11:52:06.130052000</dc:date>
    <meta:editing-duration>PT49M56S</meta:editing-duration>
    <meta:editing-cycles>8</meta:editing-cycles>
    <meta:document-statistic meta:table-count="1" meta:cell-count="42" meta:object-count="0"/>
  </office:meta>
</office:document-meta>
</file>